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5-11-18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5-08-2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5-08-1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5-06-2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4-11-2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4-08-0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4-07-31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4-04-24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4-02-0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3-11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3-08-3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3-05-2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3-02-0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2-10-27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2-09-2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2-08-1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2-05-0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2-02-1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1-09-1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1-04-2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1-03-0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0-12-0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0-09-0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0-04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20-02-03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9-09-1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9-08-0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9-06-1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9-03-1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8-12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8-08-14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8-06-1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7-11-0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7-08-1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7-07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7-02-2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6-12-0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6-09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6-06-0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6-03-0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5-12-0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5-09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5-06-2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5-03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4-11-1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4-09-1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4-06-1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4-03-1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3-09-1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3-06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3-03-1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2-11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2-08-2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2-06-26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2-03-0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1-11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1-08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1-06-0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1-03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0-11-1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0-08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0-06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10-02-0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9-12-0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9-09-1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9-06-0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9-03-1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8-12-0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8-08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8-05-0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8-02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7-11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7-08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7-06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7-02-2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6-11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6-07-1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6-05-0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8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1</text:p>
          </table:table-cell>
          <table:table-cell office:value-type="string" calcext:value-type="string">
            <text:p>66L <text:s/>1 SOW 107C</text:p>
          </table:table-cell>
          <table:table-cell office:value-type="string" calcext:value-type="string">
            <text:p>197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18" meta:object-count="0"/>
    <meta:user-defined meta:name="AppVersion">3.0</meta:user-defined>
  </office:meta>
</office:document-meta>
</file>